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>
      <style:paragraph-properties fo:text-align="center" style:justify-single-word="false"/>
      <style:text-properties style:font-name="Times New Roman"/>
    </style:style>
    <style:style style:name="P7" style:family="paragraph" style:parent-style-name="Text_20_body">
      <style:text-properties style:font-name="Times New Roman" fo:language="ru" fo:country="RU"/>
    </style:style>
    <style:style style:name="P8" style:family="paragraph" style:parent-style-name="Text_20_body" style:list-style-name="L1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9" style:family="paragraph" style:parent-style-name="Text_20_body" style:list-style-name="L2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10" style:family="paragraph" style:parent-style-name="Text_20_body" style:list-style-name="L2">
      <style:text-properties style:font-name="Times New Roman" fo:language="ru" fo:country="RU"/>
    </style:style>
    <style:style style:name="P11" style:family="paragraph" style:parent-style-name="Text_20_body" style:list-style-name="L1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font-name-asian="Times New Roman3" style:font-style-asian="normal" style:font-name-complex="Times New Roman3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9cm" draw:z-index="0"><draw:image xlink:href="../../odt/images/0088.png" xlink:type="simple" xlink:show="embed" xlink:actuate="onLoad"/></draw:frame></text:p>
          </table:table-cell>
          <table:table-cell table:style-name="Table1.B1" office:value-type="string">
            <text:h text:style-name="P4" text:outline-level="1">Ключ<text:span text:style-name="T1">-6(t)</text:span>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7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5cm" svg:height="1.319cm" draw:z-index="0"><draw:image xlink:href="../../odt/images/0088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функцию управляемого ключа по алгоритму:</text:p>
            <text:p text:style-name="P6"><draw:frame draw:style-name="fr3" draw:name="Объект1" text:anchor-type="as-char" svg:width="6.355cm" svg:height="2.8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5"><text:span text:style-name="T5">где</text:span><text:span text:style-name="T5"><draw:frame draw:style-name="fr3" draw:name="Объект2" text:anchor-type="as-char" svg:width="1.055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– вектор </text:span><text:span text:style-name="T3">входных </text:span><text:span text:style-name="T5">сигналов;</text:span></text:p>
            <text:p text:style-name="P5"><text:span text:style-name="T5"><draw:frame draw:style-name="fr3" draw:name="Объект3" text:anchor-type="as-char" svg:width="2.757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5">– вектор</text:span><text:span text:style-name="T3">ы</text:span><text:span text:style-name="T5"> </text:span><text:span text:style-name="T3">выходных сигналов на 1-ом и 2-ом выходном порте</text:span><text:span text:style-name="T5">;</text:span></text:p>
            <text:p text:style-name="P5"><text:span text:style-name="T5"><draw:frame draw:style-name="fr3" draw:name="Объект11" text:anchor-type="as-char" svg:width="0.854cm" svg:height="0.621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5">– вектор выходных сигналов</text:span><text:span text:style-name="T3"> на 1-ом выходном порте при</text:span><text:span text:style-name="T3"><draw:frame draw:style-name="fr3" draw:name="Объект6" text:anchor-type="as-char" svg:width="1.434cm" svg:height="0.621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3">;</text:span></text:p>
            <text:p text:style-name="P5"><text:span text:style-name="T3"><draw:frame draw:style-name="fr3" draw:name="Объект7" text:anchor-type="as-char" svg:width="0.863cm" svg:height="0.621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3">– вектор выходных сигналов на 2-ом выходном порте при</text:span><text:span text:style-name="T3"><draw:frame draw:style-name="fr3" draw:name="Объект5" text:anchor-type="as-char" svg:width="1.443cm" svg:height="0.621cm" draw:z-index="0"><draw:object xlink:href="./Object 7" xlink:type="simple" xlink:show="embed" xlink:actuate="onLoad"/><draw:image xlink:href="./ObjectReplacements/Object 7" xlink:type="simple" xlink:show="embed" xlink:actuate="onLoad"/></draw:frame></text:span><text:span text:style-name="T3">.</text:span></text:p>
            <text:p text:style-name="P5"><text:span text:style-name="T4">Свойства</text:span>:</text:p>
            <text:list xml:id="list4669226073701493894" text:style-name="L1">
              <text:list-item>
                <text:p text:style-name="P8">Уставка первого выхода – вектор<draw:frame draw:style-name="fr3" draw:name="Объект8" text:anchor-type="as-char" svg:width="0.845cm" svg:height="0.621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.</text:p>
              </text:list-item>
              <text:list-item>
                <text:p text:style-name="P8">Уставка второго выхода – вектор<draw:frame draw:style-name="fr3" draw:name="Объект9" text:anchor-type="as-char" svg:width="0.854cm" svg:height="0.621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.</text:p>
              </text:list-item>
              <text:list-item>
                <text:p text:style-name="P11"><text:span text:style-name="T2">Начальное значение 1-го выхода – вектор</text:span><text:span text:style-name="T2"><draw:frame draw:style-name="fr3" draw:name="Объект4" text:anchor-type="as-char" svg:width="0.854cm" svg:height="0.62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">.</text:span></text:p>
              </text:list-item>
              <text:list-item>
                <text:p text:style-name="P11"><text:span text:style-name="T2">Начальное значение 2-го выхода – вектор</text:span><text:span text:style-name="T2"><draw:frame draw:style-name="fr3" draw:name="Объект10" text:anchor-type="as-char" svg:width="0.863cm" svg:height="0.621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">.</text:span></text:p>
              </text:list-item>
            </text:list>
            <text:p text:style-name="Text_20_body"><text:span text:style-name="T4">Примечания</text:span>:</text:p>
            <text:list xml:id="list1432097215092383716" text:style-name="L2">
              <text:list-item>
                <text:p text:style-name="P10">По умолчанию блок формирует <text:span text:style-name="T6">скалярные</text:span> выходные сигналы.</text:p>
              </text:list-item>
              <text:list-item>
                <text:p text:style-name="P9">Именованные свойства задаются как <text:span text:style-name="T7">локальные</text:span><text:span text:style-name="T8"> переменные модели (или субмодели) во вкладке </text:span><text:span text:style-name="T7">Параметры</text:span><text:span text:style-name="T8"> или как глобальные сигналы проекта при помощи пункта главного меню </text:span><text:span text:style-name="T7">Графика</text:span><text:span text:style-name="T8"> </text:span><text:span text:style-name="T9">→</text:span><text:span text:style-name="T8"> </text:span><text:span text:style-name="T7">Сигналы</text:span><text:span text:style-name="T8">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-6(t)</dc:title>
    <dc:date>2012-03-30T13:06:47.50</dc:date>
    <meta:generator>OpenOffice_Beta/4.1.0$Win32 OpenOffice.org_project/410m14$Build-9760</meta:generator>
    <meta:editing-duration>PT6H36M27S</meta:editing-duration>
    <meta:editing-cycles>153</meta:editing-cycles>
    <meta:document-statistic meta:table-count="1" meta:image-count="2" meta:object-count="11" meta:page-count="1" meta:paragraph-count="20" meta:word-count="116" meta:character-count="71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n>10</mn>
      </msub>
    </mrow>
    <annotation encoding="StarMath 5.0">Y_10</annotation>
  </semantics>
</math>
</file>

<file path=Object 10/content.xml><?xml version="1.0" encoding="utf-8"?>
<math xmlns="http://www.w3.org/1998/Math/MathML">
  <semantics>
    <mrow>
      <msub>
        <mi>T</mi>
        <mn>20</mn>
      </msub>
    </mrow>
    <annotation encoding="StarMath 5.0">T_20</annotation>
  </semantics>
</math>
</file>

<file path=Object 11/content.xml><?xml version="1.0" encoding="utf-8"?>
<math xmlns="http://www.w3.org/1998/Math/MathML">
  <semantics>
    <mrow>
      <msub>
        <mi>Y</mi>
        <mn>20</mn>
      </msub>
    </mrow>
    <annotation encoding="StarMath 5.0">Y_20</annotation>
  </semantics>
</math>
</file>

<file path=Object 2/content.xml><?xml version="1.0" encoding="utf-8"?>
<math xmlns="http://www.w3.org/1998/Math/MathML">
  <semantics>
    <mtable>
      <mtr>
        <mtd>
          <mrow>
            <msub>
              <mi>y</mi>
              <mrow>
                <mn>1,</mn>
                <mi>i</mi>
              </mrow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u</mi>
                            <mi>i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row>
                            <mi>t</mi>
                            <mo stretchy="false">&lt;</mo>
                            <msub>
                              <mi>T</mi>
                              <mrow>
                                <mn>10,</mn>
                                <mi>i</mi>
                              </mrow>
                            </msub>
                          </mrow>
                          <mi>,</mi>
                        </mrow>
                      </mtd>
                    </mtr>
                    <mtr>
                      <mtd>
                        <mrow>
                          <msub>
                            <mi>Y</mi>
                            <mrow>
                              <mn>10,</mn>
                              <mi>i</mi>
                            </mrow>
                          </msub>
                          <mi>,</mi>
                          <mi/>
                          <mi mathvariant="italic">если</mi>
                          <mi/>
                          <mrow>
                            <mi>t</mi>
                            <mo stretchy="false">≥</mo>
                            <msub>
                              <mi>T</mi>
                              <mrow>
                                <mn>10,</mn>
                                <mi>i</mi>
                              </mrow>
                            </msub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row>
                <mn>2,</mn>
                <mi>i</mi>
              </mrow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u</mi>
                            <mi>i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row>
                            <mi>t</mi>
                            <mo stretchy="false">≥</mo>
                            <msub>
                              <mi>T</mi>
                              <mrow>
                                <mn>20,</mn>
                                <mi>i</mi>
                              </mrow>
                            </msub>
                          </mrow>
                          <mi>,</mi>
                        </mrow>
                      </mtd>
                    </mtr>
                    <mtr>
                      <mtd>
                        <mrow>
                          <msub>
                            <mi>Y</mi>
                            <mrow>
                              <mn>20,</mn>
                              <mi>i</mi>
                            </mrow>
                          </msub>
                          <mi>,</mi>
                          <mi/>
                          <mi mathvariant="italic">если</mi>
                          <mi/>
                          <mrow>
                            <mi>t</mi>
                            <mo stretchy="false">&lt;</mo>
                            <msub>
                              <mi>T</mi>
                              <mrow>
                                <mn>20,</mn>
                                <mi>i</mi>
                              </mrow>
                            </msub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{1,i}(t) = left lbrace stack{
alignl   u_i(t), ~ если ~ t &lt;  T_{10,i}, #
alignl  Y_{10,i}, ~ если ~ t &gt;= T_{10,i};
}  right none
newline
y_{2,i}(t) = left lbrace stack{
alignl   u_i(t), ~ если ~ t &gt;=  T_{20,i}, #
alignl  Y_{20,i}, ~ если ~ t &lt;   T_{20,i};
}  right none
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4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i/>
      <msub>
        <mi>y</mi>
        <mn>2</mn>
      </msub>
      <mrow>
        <mo stretchy="false">(</mo>
        <mrow>
          <mi>t</mi>
        </mrow>
        <mo stretchy="false">)</mo>
      </mrow>
    </mrow>
    <annotation encoding="StarMath 5.0">y_1(t),~y_2(t)</annotation>
  </semantics>
</math>
</file>

<file path=Object 5/content.xml><?xml version="1.0" encoding="utf-8"?>
<math xmlns="http://www.w3.org/1998/Math/MathML">
  <semantics>
    <mrow>
      <msub>
        <mi>Y</mi>
        <mn>10</mn>
      </msub>
    </mrow>
    <annotation encoding="StarMath 5.0">Y_10</annotation>
  </semantics>
</math>
</file>

<file path=Object 6/content.xml><?xml version="1.0" encoding="utf-8"?>
<math xmlns="http://www.w3.org/1998/Math/MathML">
  <semantics>
    <mrow>
      <mrow>
        <mi>t</mi>
        <mo stretchy="false">≥</mo>
        <msub>
          <mi>T</mi>
          <mn>10</mn>
        </msub>
      </mrow>
    </mrow>
    <annotation encoding="StarMath 5.0">t&gt;=T_10</annotation>
  </semantics>
</math>
</file>

<file path=Object 7/content.xml><?xml version="1.0" encoding="utf-8"?>
<math xmlns="http://www.w3.org/1998/Math/MathML">
  <semantics>
    <mrow>
      <mrow>
        <mi>t</mi>
        <mo stretchy="false">&lt;</mo>
        <msub>
          <mi>T</mi>
          <mn>20</mn>
        </msub>
      </mrow>
    </mrow>
    <annotation encoding="StarMath 5.0">t&lt;T_20</annotation>
  </semantics>
</math>
</file>

<file path=Object 8/content.xml><?xml version="1.0" encoding="utf-8"?>
<math xmlns="http://www.w3.org/1998/Math/MathML">
  <semantics>
    <mrow>
      <msub>
        <mi>Y</mi>
        <mn>20</mn>
      </msub>
    </mrow>
    <annotation encoding="StarMath 5.0">Y_20</annotation>
  </semantics>
</math>
</file>

<file path=Object 9/content.xml><?xml version="1.0" encoding="utf-8"?>
<math xmlns="http://www.w3.org/1998/Math/MathML">
  <semantics>
    <mrow>
      <msub>
        <mi>T</mi>
        <mn>10</mn>
      </msub>
    </mrow>
    <annotation encoding="StarMath 5.0">T_10</annotation>
  </semantics>
</math>
</file>